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D00000004CE2118986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*Calibri-Bold-11810-Identity-H" svg:font-family="*Calibri-Bold-11810-Identity-H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rrays and Strings</text:h>
      <text:h text:style-name="Heading_20_2" text:outline-level="2">Hash Tables</text:h>
      <text:list xml:id="list9008351647563883205" text:style-name="L5">
        <text:list-item>
          <text:p text:style-name="P5">Array based</text:p>
        </text:list-item>
      </text:list>
      <text:list xml:id="list8788044573982561832" text:style-name="L1">
        <text:list-item>
          <text:p text:style-name="P1">Highly efficient lookup.</text:p>
        </text:list-item>
        <text:list-item>
          <text:p text:style-name="P1">There are balanced Binary Search Tree implementations that saves space but losing performance(time)</text:p>
        </text:list-item>
      </text:list>
      <text:h text:style-name="Heading_20_3" text:outline-level="3">Creation</text:h>
      <text:list xml:id="list954904019738983341" text:style-name="L2">
        <text:list-item>
          <text:p text:style-name="P2">Compute HashCode --&gt; generally int or long</text:p>
        </text:list-item>
        <text:list-item>
          <text:p text:style-name="P2">Collision: Hash code can be same for two different key</text:p>
        </text:list-item>
        <text:list-item>
          <text:p text:style-name="P2">Map <text:s/>HashCode to an array index through a hash function. i.e. hash(key)/array_length</text:p>
        </text:list-item>
        <text:list-item>
          <text:p text:style-name="P2">Store thew value in relative index: Collided items can be maintained via a linked list or tree</text:p>
          <text:p text:style-name="P2">Collisions:</text:p>
        </text:list-item>
        <text:list-item>
          <text:p text:style-name="P2">two different key with same hash code</text:p>
        </text:list-item>
        <text:list-item>
          <text:p text:style-name="P2">two different has codes mapped to the same index</text:p>
        </text:list-item>
      </text:list>
      <text:h text:style-name="Heading_20_3" text:outline-level="3">Retrieve</text:h>
      <text:list xml:id="list7004055360654080141" text:style-name="L3">
        <text:list-item>
          <text:p text:style-name="P3">Compute hash code</text:p>
        </text:list-item>
        <text:list-item>
          <text:p text:style-name="P3">Compute index</text:p>
        </text:list-item>
        <text:list-item>
          <text:p text:style-name="P3">Search through linked list for the item</text:p>
        </text:list-item>
      </text:list>
      <text:p text:style-name="Text_20_body"/>
      <text:h text:style-name="Heading_20_3" text:outline-level="3">Asymptotic Complexity Analysis</text:h>
      <text:list xml:id="list8005911165738620406" text:style-name="L4">
        <text:list-item>
          <text:p text:style-name="P4">Depends on the collisions.</text:p>
        </text:list-item>
        <text:list-item>
          <text:p text:style-name="P4">Worst Case is O(N) where N is number of keys</text:p>
        </text:list-item>
        <text:list-item>
          <text:p text:style-name="P4">Generally lookup is O(1), Amortized complexity is O(1).</text:p>
        </text:list-item>
      </text:list>
      <text:p text:style-name="Text_20_body"/>
      <text:p text:style-name="Text_20_body"/>
      <text:h text:style-name="Heading_20_2" text:outline-level="2">ArrayList &amp; Resizable Arrays</text:h>
      <text:list xml:id="list8018795531165863879" text:style-name="L6">
        <text:list-item>
          <text:p text:style-name="P6">Arrays are fixed sized objects(language dependent)</text:p>
        </text:list-item>
        <text:list-item>
          <text:p text:style-name="P6">One might need to resize array by appending elements</text:p>
        </text:list-item>
        <text:list-item>
          <text:p text:style-name="P6">While resize each element should be copied, So it is O(N) operation. Occurs rarely.</text:p>
        </text:list-item>
        <text:list-item>
          <text:p text:style-name="P6">Amortized insert is O(1)</text:p>
        </text:list-item>
        <text:list-item>
          <text:p text:style-name="P6">Resizing factor can be used to decide when to resize array on both insert and delete.</text:p>
        </text:list-item>
      </text:list>
      <text:p text:style-name="Text_20_body"><text:soft-page-break/></text:p>
      <text:h text:style-name="Heading_20_2" text:outline-level="2">StringBuilder</text:h>
      <text:list xml:id="list8251209982276631710" text:style-name="L7">
        <text:list-item>
          <text:p text:style-name="P7">Concatenation of String is problematic since it is immutable and needed to be copied.</text:p>
        </text:list-item>
        <text:list-item>
          <text:p text:style-name="P7">Concatenation on a list of string which has X length is O(XN^2)</text:p>
        </text:list-item>
        <text:list-item>
          <text:p text:style-name="P7">StringBuilder its mutable format which keep a list of resizable strings.</text:p>
        </text:list-item>
      </text:list>
      <text:p text:style-name="Text_20_body"><draw:frame draw:style-name="fr1" draw:name="graphics1" text:anchor-type="paragraph" svg:width="6.6929in" svg:height="0.7063in" draw:z-index="0"><draw:image xlink:href="Pictures/10000201000002D00000004CE2118986.png" xlink:type="simple" xlink:show="embed" xlink:actuate="onLoad"/></draw:frame></text:p>
      <text:p text:style-name="Text_20_body"/>
      <text:h text:style-name="Heading_20_1" text:outline-level="1">Linked Lists</text:h>
      <text:list xml:id="list5458996288501683141" text:style-name="L8">
        <text:list-item>
          <text:p text:style-name="P8">Represents sequence of nodes.</text:p>
        </text:list-item>
        <text:list-item>
          <text:p text:style-name="P8">Each node contains pointer/s to the following nodes.</text:p>
        </text:list-item>
        <text:list-item>
          <text:p text:style-name="P8">Cannot <text:s/>provide constant access to an index</text:p>
        </text:list-item>
        <text:list-item>
          <text:p text:style-name="P8">Adding/removing from beginning is constant</text:p>
        </text:list-item>
      </text:list>
      <text:list xml:id="list340827151780799073" text:style-name="L10">
        <text:list-item>
          <text:p text:style-name="P10">It is important to know whether it is singly or doubly linked list in interview.</text:p>
        </text:list-item>
        <text:list-item>
          <text:p text:style-name="P10">It is important to know whether linked list sorted or not</text:p>
        </text:list-item>
      </text:list>
      <text:h text:style-name="Heading_20_2" text:outline-level="2">Creation</text:h>
      <text:list xml:id="list56688020227459241" text:style-name="L9">
        <text:list-item>
          <text:p text:style-name="P9">class has a Node member as head which is an inner class that contains the pointer/s and data</text:p>
        </text:list-item>
      </text:list>
      <text:p text:style-name="Text_20_body"/>
      <text:h text:style-name="Heading_20_2" text:outline-level="2">Delete a Node from linked list</text:h>
      <text:list xml:id="list6361028915069051100" text:style-name="L11">
        <text:list-item>
          <text:p text:style-name="P11">control for null is crucial</text:p>
        </text:list-item>
        <text:list-item>
          <text:p text:style-name="P11">if necessary update head or tail</text:p>
        </text:list-item>
        <text:list-item>
          <text:p text:style-name="P11">arrange pointers to maintain integrity of the list</text:p>
        </text:list-item>
      </text:list>
      <text:p text:style-name="Text_20_body"/>
      <text:h text:style-name="Heading_20_2" text:outline-level="2">Runner technique</text:h>
      <text:list xml:id="list2536607243681877014" text:style-name="L12">
        <text:list-item>
          <text:p text:style-name="P12">Using a second pointer while iterating over list</text:p>
        </text:list-item>
        <text:list-item>
          <text:p text:style-name="P12">According to question runner pointer might shift with different speed than original pointer.</text:p>
        </text:list-item>
        <text:list-item>
          <text:p text:style-name="P12">It is useful to find middle of list</text:p>
        </text:list-item>
        <text:list-item>
          <text:p text:style-name="P12">Generally Recursive solutions are applicable</text:p>
        </text:list-item>
        <text:list-item>
          <text:p text:style-name="P12">All recursive algorithms take at least O(n) space where n is depth of recursive call stac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*Calibri-Bold-11810-Identity-H" svg:font-family="*Calibri-Bold-11810-Identity-H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san Ucar</meta:initial-creator>
    <meta:creation-date>2021-03-09T14:24:25</meta:creation-date>
    <meta:document-statistic meta:table-count="0" meta:image-count="1" meta:object-count="0" meta:page-count="2" meta:paragraph-count="50" meta:word-count="404" meta:character-count="2246"/>
    <dc:date>2021-03-10T01:15:17</dc:date>
    <dc:creator>Hasan Ucar</dc:creator>
    <meta:editing-duration>PT13M36S</meta:editing-duration>
    <meta:editing-cycles>1</meta:editing-cycles>
    <meta:generator>OpenOffice/4.1.2$Unix OpenOffice.org_project/412m3$Build-9782</meta:generator>
  </office:meta>
</office:document-meta>
</file>